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930000008D1C23A612.png" manifest:media-type=""/>
  <manifest:file-entry manifest:full-path="Pictures/1002240A000041BC00005CECBB2485EA.svg" manifest:media-type=""/>
  <manifest:file-entry manifest:full-path="Pictures/1000020100000B130000046E090E1BE7.png" manifest:media-type=""/>
  <manifest:file-entry manifest:full-path="Pictures/100710B400002F1B000020BC31F8BAD6.svg" manifest:media-type=""/>
  <manifest:file-entry manifest:full-path="Pictures/10000201000001C80000013D155318CB.png" manifest:media-type=""/>
  <manifest:file-entry manifest:full-path="Pictures/100002010000025300000349690255E5.png" manifest:media-type=""/>
  <manifest:file-entry manifest:full-path="Fonts/font6.ttf" manifest:media-type="application/x-font-ttf"/>
  <manifest:file-entry manifest:full-path="Fonts/font1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9.ttf" manifest:media-type="application/x-font-ttf"/>
  <manifest:file-entry manifest:full-path="Fonts/font4.ttf" manifest:media-type="application/x-font-ttf"/>
  <manifest:file-entry manifest:full-path="Fonts/font10.ttf" manifest:media-type="application/x-font-ttf"/>
  <manifest:file-entry manifest:full-path="Fonts/font8.ttf" manifest:media-type="application/x-font-ttf"/>
  <manifest:file-entry manifest:full-path="Fonts/font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" svg:font-family="Garoa" style:font-pitch="variable">
      <svg:font-face-src>
        <svg:font-face-uri xlink:href="Fonts/font1.ttf" xlink:type="simple"/>
      </svg:font-face-src>
    </style:font-face>
    <style:font-face style:name="Liberation Sans1" svg:font-family="'Liberation Sans'" style:font-pitch="variable">
      <svg:font-face-src>
        <svg:font-face-uri xlink:href="Fonts/font2.ttf" xlink:type="simple"/>
        <svg:font-face-uri xlink:href="Fonts/font3.ttf" xlink:type="simple"/>
        <svg:font-face-uri xlink:href="Fonts/font4.ttf" xlink:type="simple"/>
        <svg:font-face-uri xlink:href="Fonts/font5.ttf" xlink:type="simple"/>
      </svg:font-face-src>
    </style:font-face>
    <style:font-face style:name="Garoa1" svg:font-family="Garoa" style:font-family-generic="modern" style:font-pitch="variable">
      <svg:font-face-src>
        <svg:font-face-uri xlink:href="Fonts/font6.ttf" xlink:type="simple"/>
      </svg:font-face-src>
    </style:font-face>
    <style:font-face style:name="Garoa2" svg:font-family="Garoa" style:font-adornments="Negrito" style:font-family-generic="modern" style:font-pitch="variable">
      <svg:font-face-src>
        <svg:font-face-uri xlink:href="Fonts/font6.ttf" xlink:type="simple"/>
      </svg:font-face-src>
    </style:font-face>
    <style:font-face style:name="GaroaHackerClubeKnuthEdition" svg:font-family="GaroaHackerClubeKnuthEdition" style:font-family-generic="modern" style:font-pitch="variable">
      <svg:font-face-src>
        <svg:font-face-uri xlink:href="Fonts/font7.ttf" xlink:type="simple"/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1.828cm"/>
    </style:style>
    <style:style style:name="gr4" style:family="graphic" style:parent-style-name="standard">
      <style:graphic-properties draw:stroke="none" draw:fill="none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000000" style:font-name="Garoa" fo:font-size="88pt" style:font-size-asian="88pt" style:font-size-complex="88pt"/>
    </style:style>
    <style:style style:name="P4" style:family="paragraph">
      <style:paragraph-properties fo:text-align="start"/>
      <style:text-properties fo:color="#006600" style:font-name="GaroaHackerClubeKnuthEdition" fo:font-size="57pt" style:font-size-asian="57pt" style:font-size-complex="57pt"/>
    </style:style>
    <style:style style:name="P5" style:family="paragraph">
      <style:paragraph-properties fo:text-align="center"/>
      <style:text-properties style:font-name="GaroaHackerClubeKnuthEdition" fo:font-size="27pt" fo:font-style="normal" fo:font-weight="bold" style:font-size-asian="27pt" style:font-weight-asian="normal" style:font-size-complex="27pt" style:font-weight-complex="normal"/>
    </style:style>
    <style:style style:name="P6" style:family="paragraph">
      <style:paragraph-properties fo:text-align="center"/>
      <style:text-properties fo:color="#999999" style:font-name="GaroaHackerClubeKnuthEdition" fo:font-size="27pt" fo:font-style="normal" fo:font-weight="bold" style:font-size-asian="27pt" style:font-weight-asian="normal" style:font-size-complex="27pt" style:font-weight-complex="normal"/>
    </style:style>
    <style:style style:name="T1" style:family="text">
      <style:text-properties fo:color="#ff420e" style:font-name="Garoa" fo:font-size="88pt" style:font-size-asian="88pt" style:font-size-complex="88pt"/>
    </style:style>
    <style:style style:name="T2" style:family="text">
      <style:text-properties fo:color="#006600" style:font-name="GaroaHackerClubeKnuthEdition" fo:font-size="57pt" style:font-size-asian="57pt" style:font-size-complex="57pt"/>
    </style:style>
    <style:style style:name="T3" style:family="text">
      <style:text-properties fo:color="#999999" style:font-name="GaroaHackerClubeKnuthEdition" fo:font-size="27pt" fo:font-style="normal" fo:font-weight="bold" style:font-size-asian="27pt" style:font-weight-asian="normal" style:font-size-complex="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4.69cm" svg:height="36.6cm" svg:x="3.61cm" svg:y="4.6cm">
          <draw:image xlink:href="Pictures/10000201000001C80000013D155318CB.png" xlink:type="simple" xlink:show="embed" xlink:actuate="onLoad"/>
          <draw:image xlink:href="Pictures/100710B400002F1B000020BC31F8BAD6.svg" xlink:type="simple" xlink:show="embed" xlink:actuate="onLoad">
            <text:p/>
          </draw:image>
        </draw:frame>
        <draw:frame draw:style-name="gr2" draw:text-style-name="P3" draw:layer="layout" svg:width="41.773cm" svg:height="3.96cm" svg:x="16.806cm" svg:y="0.425cm">
          <draw:text-box>
            <text:p text:style-name="P2"><text:span text:style-name="T1">CodiNG DOjo cOM arduInO</text:span></text:p>
          </draw:text-box>
        </draw:frame>
        <draw:frame draw:style-name="gr1" draw:text-style-name="P1" draw:layer="layout" svg:width="7.146cm" svg:height="10.102cm" svg:x="-0.246cm" svg:y="-0.602cm">
          <draw:image xlink:href="Pictures/100002010000025300000349690255E5.png" xlink:type="simple" xlink:show="embed" xlink:actuate="onLoad"/>
          <draw:image xlink:href="Pictures/1002240A000041BC00005CECBB2485EA.svg" xlink:type="simple" xlink:show="embed" xlink:actuate="onLoad">
            <text:p/>
          </draw:image>
        </draw:frame>
        <draw:frame draw:style-name="gr3" draw:text-style-name="P4" draw:layer="layout" svg:width="8.2cm" svg:height="6.284cm" svg:x="6.2cm" svg:y="0.918cm">
          <draw:text-box>
            <text:p text:style-name="P4"><text:span text:style-name="T2">garoa</text:span><text:span text:style-name="T2"><text:line-break/></text:span><text:span text:style-name="T2">HackEr</text:span></text:p>
            <text:p text:style-name="P4"><text:span text:style-name="T2">clube</text:span></text:p>
          </draw:text-box>
        </draw:frame>
        <draw:g>
          <draw:frame draw:style-name="gr1" draw:text-style-name="P1" draw:layer="layout" svg:width="4.45cm" svg:height="1.78cm" svg:x="1.011cm" svg:y="14.48cm">
            <draw:image xlink:href="Pictures/1000020100000B130000046E090E1BE7.png" xlink:type="simple" xlink:show="embed" xlink:actuate="onLoad">
              <text:p/>
            </draw:image>
          </draw:frame>
          <draw:frame draw:style-name="gr4" draw:text-style-name="P6" draw:layer="layout" svg:width="5.172cm" svg:height="1.204cm" svg:x="0.65cm" svg:y="13.16cm">
            <draw:text-box>
              <text:p text:style-name="P5"><text:span text:style-name="T3">feito coM</text:span></text:p>
            </draw:text-box>
          </draw:frame>
        </draw:g>
        <draw:frame draw:style-name="gr1" draw:text-style-name="P1" draw:layer="layout" svg:width="4.45cm" svg:height="1.56cm" svg:x="0.99cm" svg:y="20.9cm">
          <draw:image xlink:href="Pictures/10000201000001930000008D1C23A6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" svg:font-family="Garoa" style:font-pitch="variable"/>
    <style:font-face style:name="Liberation Sans1" svg:font-family="'Liberation Sans'" style:font-pitch="variable"/>
    <style:font-face style:name="Garoa1" svg:font-family="Garoa" style:font-family-generic="modern" style:font-pitch="variable"/>
    <style:font-face style:name="Garoa2" svg:font-family="Garoa" style:font-adornments="Negrito" style:font-family-generic="modern" style:font-pitch="variable"/>
    <style:font-face style:name="GaroaHackerClubeKnuthEdition" svg:font-family="GaroaHackerClubeKnuthEditio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8:24:36.921397000</meta:creation-date>
    <meta:editing-cycles>14</meta:editing-cycles>
    <meta:editing-duration>PT3H59S</meta:editing-duration>
    <dc:date>2014-04-23T00:14:50.968000000</dc:date>
    <meta:generator>LibreOffice/4.1.4.2$Windows_x86 LibreOffice_project/0a0440ccc0227ad9829de5f46be37cfb6edcf72</meta:generator>
    <meta:document-statistic meta:object-count="8"/>
  </office:meta>
</office:document-meta>
</file>